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size="15pt" officeooo:rsid="00425f86" officeooo:paragraph-rsid="00425f86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5pt" officeooo:rsid="001e6acb" officeooo:paragraph-rsid="00240a0f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f64a9" officeooo:paragraph-rsid="001e6acb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fo:font-size="28pt" officeooo:rsid="003a6990" officeooo:paragraph-rsid="003a6990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f64a9" officeooo:paragraph-rsid="005bb107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fo:font-size="11pt" officeooo:rsid="001e6acb" officeooo:paragraph-rsid="003e6cbd" style:font-size-asian="11pt" style:font-size-complex="11pt"/>
    </style:style>
    <style:style style:name="T1" style:family="text">
      <style:text-properties officeooo:rsid="003c0e71"/>
    </style:style>
    <style:style style:name="T2" style:family="text">
      <style:text-properties officeooo:rsid="00872dbc"/>
    </style:style>
    <style:style style:name="T3" style:family="text">
      <style:text-properties style:use-window-font-color="true" loext:opacity="0%" fo:font-size="11pt" officeooo:rsid="00398279" style:font-size-asian="11pt" style:font-size-complex="11pt"/>
    </style:style>
    <style:style style:name="T4" style:family="text">
      <style:text-properties style:use-window-font-color="true" loext:opacity="0%" fo:font-size="11pt" style:font-size-asian="11pt" style:font-size-complex="11pt"/>
    </style:style>
    <style:style style:name="T5" style:family="text">
      <style:text-properties officeooo:rsid="0079a937"/>
    </style:style>
    <style:style style:name="T6" style:family="text">
      <style:text-properties style:use-window-font-color="true" loext:opacity="0%" fo:font-size="11pt" officeooo:rsid="003e6cbd" style:font-size-asian="11pt" style:font-size-complex="11pt"/>
    </style:style>
    <style:style style:name="T7" style:family="text">
      <style:text-properties style:use-window-font-color="true" loext:opacity="0%" fo:font-size="11pt" officeooo:rsid="00872dbc" style:font-size-asian="11pt" style:font-size-complex="11pt"/>
    </style:style>
    <style:style style:name="T8" style:family="text">
      <style:text-properties style:use-window-font-color="true" loext:opacity="0%" fo:font-size="11pt" officeooo:rsid="001e6acb" style:font-size-asian="11pt" style:font-size-complex="11pt"/>
    </style:style>
    <style:style style:name="T9" style:family="text">
      <style:text-properties officeooo:rsid="007f84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l <text:span text:style-name="T1">Latitude </text:span><text:span text:style-name="T2">E7440</text:span></text:p>
      <text:p text:style-name="P2">Battery ✅</text:p>
      <text:p text:style-name="P3"><text:span text:style-name="T3">8</text:span><text:span text:style-name="T4">GB RAM</text:span></text:p>
      <text:p text:style-name="P4">i<text:span text:style-name="T2">7</text:span>-<text:span text:style-name="T5">4</text:span><text:span text:style-name="T2">60</text:span><text:span text:style-name="T5">0U</text:span></text:p>
      <text:p text:style-name="P5"><text:span text:style-name="T6">2Core </text:span><text:span text:style-name="T7">2.1</text:span><text:span text:style-name="T8">GHz</text:span></text:p>
      <text:p text:style-name="P6">Bios <text:span text:style-name="T9">Unlocke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5in" style:type="center"/>
          <style:tab-stop style:position="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.5in" style:type="center"/>
          <style:tab-stop style:position="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in" fo:page-height="1.7402in" style:num-format="1" style:print-orientation="landscape" fo:margin-top="0in" fo:margin-bottom="0in" fo:margin-left="0in" fo:margin-right="0in" fo:border="0.06pt solid #000000" fo:padding-top="0.1in" fo:padding-bottom="0in" fo:padding-left="0.1in" fo:padding-right="0.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20:30.511714600</meta:creation-date>
    <meta:print-date>2025-11-05T11:04:34.453888200</meta:print-date>
    <dc:date>2025-11-05T11:04:38.498196400</dc:date>
    <meta:editing-duration>P7DT12H39M31S</meta:editing-duration>
    <meta:editing-cycles>9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6" meta:word-count="12" meta:character-count="68" meta:non-whitespace-character-count="62"/>
  </office:meta>
</office:document-meta>
</file>